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Times1" svg:font-family="Times" style:font-family-generic="roman"/>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center" style:justify-single-word="false"/>
      <style:text-properties fo:font-size="16pt" fo:font-weight="bold" style:font-size-asian="16pt" style:font-weight-asian="bold"/>
    </style:style>
    <style:style style:name="P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style:font-size-asian="1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officeooo:paragraph-rsid="0014ca84"/>
    </style:style>
    <style:style style:name="P12" style:family="paragraph" style:parent-style-name="Standard">
      <style:text-properties officeooo:paragraph-rsid="00088062"/>
    </style:style>
    <style:style style:name="P13" style:family="paragraph" style:parent-style-name="Standard">
      <style:text-properties fo:font-style="italic" fo:font-weight="bold" officeooo:paragraph-rsid="0019e40d" style:font-style-asian="italic" style:font-weight-asian="bold" style:font-style-complex="italic"/>
    </style:style>
    <style:style style:name="P14"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15"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16" style:family="paragraph" style:parent-style-name="Standard">
      <style:paragraph-properties fo:margin-top="0.212cm" fo:margin-bottom="0cm" style:contextual-spacing="false" fo:text-align="center" style:justify-single-word="false"/>
    </style:style>
    <style:style style:name="P17" style:family="paragraph" style:parent-style-name="Title">
      <style:text-properties fo:font-variant="small-caps"/>
    </style:style>
    <style:style style:name="P18"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19" style:family="paragraph" style:parent-style-name="Standard" style:list-style-name="WW8Num3">
      <style:text-properties officeooo:paragraph-rsid="0019e40d"/>
    </style:style>
    <style:style style:name="P20"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22"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23"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language="en" fo:country="none" fo:font-weight="normal" officeooo:rsid="002210d0" officeooo:paragraph-rsid="002210d0"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28" style:family="paragraph" style:parent-style-name="Standard">
      <style:text-properties fo:color="#333333" officeooo:paragraph-rsid="0019e40d"/>
    </style:style>
    <style:style style:name="P29" style:family="paragraph" style:parent-style-name="Standard">
      <style:text-properties fo:font-style="italic" fo:font-weight="bold" officeooo:paragraph-rsid="0019e40d" style:font-style-asian="italic" style:font-weight-asian="bold"/>
    </style:style>
    <style:style style:name="P30" style:family="paragraph" style:parent-style-name="Standard">
      <style:text-properties fo:font-style="italic" fo:font-weight="bold" officeooo:rsid="002a3f44" officeooo:paragraph-rsid="002a3f44" style:font-style-asian="italic" style:font-weight-asian="bold"/>
    </style:style>
    <style:style style:name="P31" style:family="paragraph" style:parent-style-name="Standard">
      <style:text-properties officeooo:rsid="001edc1f" officeooo:paragraph-rsid="002ae48e"/>
    </style:style>
    <style:style style:name="P32" style:family="paragraph" style:parent-style-name="Standard">
      <style:text-properties officeooo:rsid="002d58e1" officeooo:paragraph-rsid="002d58e1"/>
    </style:style>
    <style:style style:name="P33" style:family="paragraph" style:parent-style-name="Standard" style:list-style-name="L2">
      <style:text-properties officeooo:rsid="002d58e1" officeooo:paragraph-rsid="002d58e1"/>
    </style:style>
    <style:style style:name="P34" style:family="paragraph" style:parent-style-name="Standard" style:list-style-name="">
      <style:text-properties officeooo:paragraph-rsid="00415cce"/>
    </style:style>
    <style:style style:name="P35" style:family="paragraph" style:parent-style-name="Standard" style:list-style-name="">
      <style:text-properties officeooo:paragraph-rsid="0041b2b9"/>
    </style:style>
    <style:style style:name="P36" style:family="paragraph" style:parent-style-name="Standard" style:list-style-name="">
      <style:text-properties officeooo:rsid="0038c397" officeooo:paragraph-rsid="0038c397"/>
    </style:style>
    <style:style style:name="P37" style:family="paragraph" style:parent-style-name="Standard" style:list-style-name="">
      <style:text-properties officeooo:rsid="00415cce" officeooo:paragraph-rsid="00415cce"/>
    </style:style>
    <style:style style:name="P38" style:family="paragraph" style:parent-style-name="Standard" style:list-style-name="L4">
      <style:text-properties officeooo:rsid="0041b2b9" officeooo:paragraph-rsid="0041b2b9"/>
    </style:style>
    <style:style style:name="P39" style:family="paragraph" style:parent-style-name="Standard" style:list-style-name="">
      <style:text-properties officeooo:rsid="0041b2b9" officeooo:paragraph-rsid="0041b2b9"/>
    </style:style>
    <style:style style:name="P40" style:family="paragraph" style:parent-style-name="Standard" style:list-style-name="L5">
      <style:text-properties officeooo:rsid="0041b2b9" officeooo:paragraph-rsid="0041b2b9"/>
    </style:style>
    <style:style style:name="P41" style:family="paragraph" style:parent-style-name="Standard" style:list-style-name="">
      <style:text-properties officeooo:rsid="00448f85" officeooo:paragraph-rsid="00448f85"/>
    </style:style>
    <style:style style:name="P42" style:family="paragraph" style:parent-style-name="Standard" style:list-style-name="">
      <style:text-properties officeooo:rsid="00458db7" officeooo:paragraph-rsid="00458db7"/>
    </style:style>
    <style:style style:name="P43" style:family="paragraph" style:parent-style-name="Standard" style:list-style-name="">
      <style:text-properties officeooo:rsid="004a8480" officeooo:paragraph-rsid="004a8480"/>
    </style:style>
    <style:style style:name="P44" style:family="paragraph" style:parent-style-name="Standard" style:list-style-name="">
      <style:text-properties officeooo:rsid="004ad29a" officeooo:paragraph-rsid="004ad29a"/>
    </style:style>
    <style:style style:name="P45" style:family="paragraph" style:parent-style-name="Standard" style:list-style-name="">
      <style:text-properties officeooo:rsid="004ce3ad" officeooo:paragraph-rsid="004ce3ad"/>
    </style:style>
    <style:style style:name="P46" style:family="paragraph" style:parent-style-name="Standard">
      <style:paragraph-properties fo:margin-left="0.635cm" fo:margin-right="0cm" fo:text-indent="-0.635cm" style:auto-text-indent="false"/>
      <style:text-properties officeooo:paragraph-rsid="0019e40d"/>
    </style:style>
    <style:style style:name="P47" style:family="paragraph" style:parent-style-name="Text_20_body">
      <style:text-properties officeooo:rsid="00201ecb" officeooo:paragraph-rsid="0033dcca"/>
    </style:style>
    <style:style style:name="P48" style:family="paragraph" style:parent-style-name="Text_20_body">
      <style:text-properties officeooo:rsid="0036f7d8" officeooo:paragraph-rsid="0036f7d8"/>
    </style:style>
    <style:style style:name="P49" style:family="paragraph" style:parent-style-name="Text_20_body" style:list-style-name="L3">
      <style:text-properties officeooo:rsid="0036f7d8" officeooo:paragraph-rsid="0036f7d8"/>
    </style:style>
    <style:style style:name="P50" style:family="paragraph" style:parent-style-name="Text_20_body" style:list-style-name="L3">
      <style:text-properties officeooo:rsid="0037f2e7" officeooo:paragraph-rsid="0037f2e7"/>
    </style:style>
    <style:style style:name="P51" style:family="paragraph" style:parent-style-name="Text_20_body">
      <style:text-properties officeooo:rsid="0037f2e7" officeooo:paragraph-rsid="0037f2e7"/>
    </style:style>
    <style:style style:name="P52" style:family="paragraph" style:parent-style-name="Text_20_body">
      <style:text-properties officeooo:paragraph-rsid="004dbcd1"/>
    </style:style>
    <style:style style:name="P53" style:family="paragraph" style:parent-style-name="Text_20_body" style:list-style-name="L6">
      <style:text-properties officeooo:rsid="0052ba50" officeooo:paragraph-rsid="0052ba50"/>
    </style:style>
    <style:style style:name="P54" style:family="paragraph" style:parent-style-name="Text_20_body" style:list-style-name="L6">
      <style:text-properties officeooo:rsid="00553c4c" officeooo:paragraph-rsid="00553c4c"/>
    </style:style>
    <style:style style:name="P55" style:family="paragraph" style:parent-style-name="Text_20_body" style:list-style-name="L6">
      <style:text-properties officeooo:rsid="005c8b94" officeooo:paragraph-rsid="005c8b94"/>
    </style:style>
    <style:style style:name="P56" style:family="paragraph" style:parent-style-name="Text_20_body" style:list-style-name="L6">
      <style:text-properties officeooo:rsid="005e198d" officeooo:paragraph-rsid="005e198d"/>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Heading_20_1">
      <style:paragraph-properties fo:text-align="start" style:justify-single-word="false"/>
    </style:style>
    <style:style style:name="P59" style:family="paragraph" style:parent-style-name="Heading_20_1">
      <style:paragraph-properties fo:text-align="start" style:justify-single-word="false" fo:break-before="page"/>
      <style:text-properties officeooo:rsid="0014ca84" officeooo:paragraph-rsid="0014ca84"/>
    </style:style>
    <style:style style:name="P60" style:family="paragraph" style:parent-style-name="Title" style:master-page-name="First_20_Page">
      <style:paragraph-properties style:page-number="auto"/>
      <style:text-properties fo:font-variant="small-caps"/>
    </style:style>
    <style:style style:name="P61" style:family="paragraph" style:parent-style-name="Heading_20_2">
      <style:text-properties officeooo:rsid="001864a7" officeooo:paragraph-rsid="001864a7"/>
    </style:style>
    <style:style style:name="P62" style:family="paragraph" style:parent-style-name="Heading_20_2">
      <style:paragraph-properties fo:break-before="page"/>
      <style:text-properties officeooo:rsid="001864a7" officeooo:paragraph-rsid="001864a7"/>
    </style:style>
    <style:style style:name="P63" style:family="paragraph" style:parent-style-name="Heading_20_2">
      <style:paragraph-properties fo:break-before="page"/>
      <style:text-properties officeooo:rsid="003c47a0" officeooo:paragraph-rsid="003c47a0"/>
    </style:style>
    <style:style style:name="P64" style:family="paragraph" style:parent-style-name="Heading_20_2">
      <style:paragraph-properties fo:break-before="page"/>
      <style:text-properties officeooo:rsid="004dbcd1" officeooo:paragraph-rsid="004dbcd1"/>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officeooo:rsid="000c1e11"/>
    </style:style>
    <style:style style:name="T7" style:family="text">
      <style:text-properties officeooo:rsid="000cfd42"/>
    </style:style>
    <style:style style:name="T8" style:family="text">
      <style:text-properties officeooo:rsid="000e5b29"/>
    </style:style>
    <style:style style:name="T9" style:family="text">
      <style:text-properties fo:language="en" fo:country="US"/>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style:font-name="Times1" officeooo:rsid="001a2cfe"/>
    </style:style>
    <style:style style:name="T16" style:family="text">
      <style:text-properties fo:font-weight="bold" style:font-weight-asian="bold" style:font-weight-complex="bold"/>
    </style:style>
    <style:style style:name="T17" style:family="text">
      <style:text-properties officeooo:rsid="00239948"/>
    </style:style>
    <style:style style:name="T18" style:family="text">
      <style:text-properties officeooo:rsid="0024f37d"/>
    </style:style>
    <style:style style:name="T19" style:family="text">
      <style:text-properties officeooo:rsid="0026350f"/>
    </style:style>
    <style:style style:name="T20" style:family="text">
      <style:text-properties officeooo:rsid="0027509e"/>
    </style:style>
    <style:style style:name="T21" style:family="text">
      <style:text-properties officeooo:rsid="00354529"/>
    </style:style>
    <style:style style:name="T22" style:family="text">
      <style:text-properties officeooo:rsid="0037f2e7"/>
    </style:style>
    <style:style style:name="T23" style:family="text">
      <style:text-properties officeooo:rsid="003aac50"/>
    </style:style>
    <style:style style:name="T24" style:family="text">
      <style:text-properties officeooo:rsid="003c47a0"/>
    </style:style>
    <style:style style:name="T25" style:family="text">
      <style:text-properties officeooo:rsid="003e0de8"/>
    </style:style>
    <style:style style:name="T26" style:family="text">
      <style:text-properties officeooo:rsid="00476bc7"/>
    </style:style>
    <style:style style:name="T27" style:family="text">
      <style:text-properties officeooo:rsid="004a8480"/>
    </style:style>
    <style:style style:name="T28" style:family="text">
      <style:text-properties officeooo:rsid="004dbcd1"/>
    </style:style>
    <style:style style:name="T29" style:family="text">
      <style:text-properties officeooo:rsid="004f6885"/>
    </style:style>
    <style:style style:name="T30" style:family="text">
      <style:text-properties officeooo:rsid="005160dd"/>
    </style:style>
    <style:style style:name="T31" style:family="text">
      <style:text-properties officeooo:rsid="0053ca11"/>
    </style:style>
    <style:style style:name="T32" style:family="text">
      <style:text-properties officeooo:rsid="0056475d"/>
    </style:style>
    <style:style style:name="T33" style:family="text">
      <style:text-properties officeooo:rsid="005e00c5"/>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Zachodniopomorski Uniwersytet Technologiczny</text:p>
      <text:p text:style-name="P17">w Szczecinie</text:p>
      <text:p text:style-name="P2"/>
      <text:p text:style-name="P6">WYDZIAŁ INFORMATYKI</text:p>
      <text:p text:style-name="P8"/>
      <text:p text:style-name="P8"/>
      <text:p text:style-name="Standard"/>
      <text:p text:style-name="P8"><draw:frame draw:style-name="fr1" draw:name="grafika24" text:anchor-type="as-char" svg:width="2.214cm" svg:height="3.956cm" draw:z-index="0"><draw:image xlink:href="Pictures/2000000900038DB6000675C0C487FD39.wmf" xlink:type="simple" xlink:show="embed" xlink:actuate="onLoad"/></draw:frame></text:p>
      <text:p text:style-name="Standard"/>
      <text:p text:style-name="P2"/>
      <text:p text:style-name="P2"/>
      <text:p text:style-name="P2"/>
      <text:p text:style-name="P2"/>
      <text:p text:style-name="P2"/>
      <text:p text:style-name="P7"><text:bookmark-start text:name="__RefHeading__4040_530245620"/>Grzegorz Różycki<text:bookmark-end text:name="__RefHeading__4040_530245620"/></text:p>
      <text:p text:style-name="P16">Kierunek Informatyka</text:p>
      <text:p text:style-name="P6"/>
      <text:p text:style-name="P18">Badanie wpływu optymalizacji kodu sieciowej aplikacji mobilnej na zużycie energii</text:p>
      <text:p text:style-name="P10"/>
      <text:p text:style-name="P6"/>
      <text:p text:style-name="P6"/>
      <text:p text:style-name="P2"/>
      <text:p text:style-name="P2"/>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12"><text:span text:style-name="T5"><text:tab/><text:tab/><text:tab/><text:tab/><text:tab/><text:tab/><text:tab/></text:span><text:span text:style-name="T2">D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6">Inżynierii Oprogramowania</text:span></text:p>
      <text:h text:style-name="P58" text:outline-level="1"><text:soft-page-break/></text:h>
      <text:p text:style-name="Standard"/>
      <text:h text:style-name="P58" text:outline-level="1"/>
      <text:p text:style-name="P9"><text:bookmark-start text:name="__RefHeading__4042_530245620"/>Szczecin 201<text:span text:style-name="T7">6</text:span><text:bookmark-end text:name="__RefHeading__4042_530245620"/></text:p>
      <text:p text:style-name="Standard"/>
      <text:p text:style-name="P22">Studying the impact of <text:span text:style-name="T17">n</text:span>etwork code optimization <text:span text:style-name="T17">of </text:span>mobile application on energy consumption</text:p>
      <text:p text:style-name="P21"/>
      <text:p text:style-name="P23"><text:tab/>Network communication consumes considerable <text:span text:style-name="T18">amount of </text:span>energy <text:span text:style-name="T18">on </text:span>mobile phone<text:span text:style-name="T18">s</text:span>.<text:line-break/><text:span text:style-name="T18">M</text:span>ost expensive is the moment when the radio goes from sleep into a state of activity <text:span text:style-name="T18">and continues in this state.</text:span> <text:span text:style-name="T18">A </text:span>situation <text:span text:style-name="T18">when small packages of data are transfered can have a negative impact on</text:span> the battery. The aim of the work is to study the impact of optimizing network communication<text:line-break/><text:span text:style-name="T18">of a </text:span>mobile application on the battery <text:span text:style-name="T18">lifetime</text:span>.</text:p>
      <text:p text:style-name="P23"/>
      <text:p text:style-name="P26"><text:span text:style-name="T16">Scope of work:</text:span></text:p>
      <text:list xml:id="list2624768320388623228" text:style-name="L1">
        <text:list-item>
          <text:p text:style-name="P24">Analysis of the impact of the application on energy consumption</text:p>
        </text:list-item>
        <text:list-item>
          <text:p text:style-name="P24">Implementation of applications with <text:span text:style-name="T19">and with</text:span>out optimization <text:span text:style-name="T19">and</text:span> study its effect on <text:span text:style-name="T19">lifetime of </text:span>batterie</text:p>
        </text:list-item>
        <text:list-item>
          <text:p text:style-name="P24">The development of <text:span text:style-name="T20">a </text:span>librar<text:span text:style-name="T20">y</text:span> to facilitate the implementation of optimized network communication</text:p>
        </text:list-item>
        <text:list-item>
          <text:p text:style-name="P24">Conclusions</text:p>
          <text:p text:style-name="P25"/>
        </text:list-item>
      </text:list>
      <text:p text:style-name="P20"/>
      <text:p text:style-name="P3"/>
      <text:p text:style-name="P15">OŚWIADCZENIE </text:p>
      <text:p text:style-name="P3"/>
      <text:p text:style-name="P4"><text:tab/>Oświadczam, że przedkładaną pracę <text:span text:style-name="T8">magisterską</text:span> kończącą studia napisałem </text:p>
      <text:p text:style-name="P4">samodzielnie. Oznacza to, że przy pisaniu pracy poza niezbędnymi konsultacjami, nie </text:p>
      <text:p text:style-name="P4">korzystałem z pomocy innych osób, a w szczególności nie zlecałem opracowania rozprawy lub </text:p>
      <text:p text:style-name="P4">jej części innym osobom, ani nie odpisywałem rozprawy lub jej części od innych osób. </text:p>
      <text:p text:style-name="P4">Potwierdzam też zgodność wersji papierowej i elektronicznej złożonej pracy. </text:p>
      <text:p text:style-name="P4">Mam świadomość, że poświadczenie nieprawdy będzie w tym przypadku skutkowało cofnięciem </text:p>
      <text:p text:style-name="P4">decyzji o wydaniu dyplomu.</text:p>
      <text:p text:style-name="P14"/>
      <text:p text:style-name="P3"/>
      <text:p text:style-name="P5"/>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57"><text:a xlink:type="simple" xlink:href="#__RefHeading__4069_530245620" text:style-name="Index_20_Link" text:visited-style-name="Index_20_Link">1. Wstęp<text:tab/>6</text:a></text:p>
          <text:p text:style-name="P65"><text:a xlink:type="simple" xlink:href="#__RefHeading__3945_475234545" text:style-name="Index_20_Link" text:visited-style-name="Index_20_Link">1.1. Cel i zakres pracy<text:tab/>7</text:a></text:p>
          <text:p text:style-name="P65"><text:a xlink:type="simple" xlink:href="#__RefHeading__3947_475234545" text:style-name="Index_20_Link" text:visited-style-name="Index_20_Link">1.2. Opis komunikacji przy pomocy radia w telefonie komórkowym<text:tab/>8</text:a></text:p>
          <text:p text:style-name="P65"><text:a xlink:type="simple" xlink:href="#__RefHeading__4193_475234545" text:style-name="Index_20_Link" text:visited-style-name="Index_20_Link">1.3. Techniki optymalizacji komunikacji sieciowej na urządzeniu mobilnym.<text:tab/>10</text:a></text:p>
          <text:p text:style-name="P65"><text:a xlink:type="simple" xlink:href="#__RefHeading__4195_475234545" text:style-name="Index_20_Link" text:visited-style-name="Index_20_Link">1.3. Wątpliwości (?)<text:tab/>11</text:a></text:p>
          <text:p text:style-name="P65"><text:a xlink:type="simple" xlink:href="#__RefHeading__3949_475234545" text:style-name="Index_20_Link" text:visited-style-name="Index_20_Link">1.4. Sposób przeprowadzenia badań<text:tab/>11</text:a></text:p>
          <text:p text:style-name="P57"><text:a xlink:type="simple" xlink:href="#__RefHeading__4071_530245620" text:style-name="Index_20_Link" text:visited-style-name="Index_20_Link">2. Badanie aplikacji<text:tab/>12</text:a></text:p>
          <text:p text:style-name="P57"><text:a xlink:type="simple" xlink:href="#__RefHeading__4073_530245620" text:style-name="Index_20_Link" text:visited-style-name="Index_20_Link">3. Implementacja biblioteki<text:tab/>13</text:a></text:p>
          <text:p text:style-name="P57"><text:a xlink:type="simple" xlink:href="#__RefHeading__4075_530245620" text:style-name="Index_20_Link" text:visited-style-name="Index_20_Link">4. Wnioski<text:tab/>14</text:a></text:p>
        </text:index-body>
      </text:table-of-content>
      <text:p text:style-name="P2"/>
      <text:h text:style-name="P59" text:outline-level="1"><text:bookmark-start text:name="__RefHeading__4069_530245620"/>1. Wstęp<text:bookmark-end text:name="__RefHeading__4069_530245620"/></text:h>
      <text:p text:style-name="P11"/>
      <text:p text:style-name="Standard"><text:tab/><text:span text:style-name="T15">Inspiracją do podjęcia takiego tematu pracy jest fakt iż autor jest fascynatem wszelkiego rodzaju technologii związanych z programowaniem i elektroniką. Jako hobby bawi się w programowanie urządzeń mobilnych opartych o system operacyjny Android, oraz film zamieszczony przez pracowników korporacji Google z cyklu Android Performance Patterns.</text:span></text:p>
      <text:p text:style-name="Standard"><text:a xlink:type="simple" xlink:href="https://www.youtube.com/watch?v=fEEulSk1kNY">https://www.youtube.com/watch?v=fEEulSk1kNY</text:a><text:span text:style-name="T10"> </text:span><text:span text:style-name="T11"><text:s text:c="2"/>[dostęp z dnia 2015-10-23 20:35]</text:span></text:p>
      <text:p text:style-name="Standard"/>
      <text:p text:style-name="P31"><text:span text:style-name="T10"><text:tab/></text:span><text:span text:style-name="T12">W filmie tym Colt McAnlis wyjaśnia sposób w jaki telefon komórkowy przesyła dane<text:line-break/>i wpływ jaki to ma na zużycie baterii. Pada stwierdzenie, że „...największe zyski w efektywności wykorzystania baterii będą płynąć z sposobu w jaki odbywa się komunikacja sieciowa...”</text:span></text:p>
      <text:p text:style-name="P31"><text:span text:style-name="T12">(0-17 sekunda, tłumaczenie z J. Angielskiego). </text:span><text:span text:style-name="T13">Wynika to z faktu, że radio w telefonie komórkowym jest (radiem krótkiego zasięgu? AM/FM, UHF?), które zużywa sporo mocy (ile?).</text:span></text:p>
      <text:p text:style-name="P32"><text:span text:style-name="T10">W celu oszczędzania tejże energii układ może znajdować się w jednym z trzech stanów:</text:span></text:p>
      <text:list xml:id="list8637544400719867790" text:style-name="L2">
        <text:list-item>
          <text:p text:style-name="P33"><text:span text:style-name="T10">Aktywny,</text:span></text:p>
        </text:list-item>
        <text:list-item>
          <text:p text:style-name="P33"><text:span text:style-name="T10">Czuwania,</text:span></text:p>
        </text:list-item>
        <text:list-item>
          <text:p text:style-name="P33"><text:span text:style-name="T10">Uśpienia</text:span></text:p>
        </text:list-item>
      </text:list>
      <text:p text:style-name="P32"><text:span text:style-name="T10">Gdzie stany te są wymienione od najbardziej energochłonnych do najmniej. Układ jest przełączany wg pewnych reguł.</text:span></text:p>
      <text:p text:style-name="P32"/>
      <text:p text:style-name="P32"><text:span text:style-name="T10"><text:tab/>Zrozumienie tych reguł i optymalizacja użycia sieci komórkowej do przesyłu danych może mieć duży wpływ na poprawę czasu pracy baterii.</text:span></text:p>
      <text:p text:style-name="P32"/>
      <text:p text:style-name="P32"><text:span text:style-name="T10"><text:tab/>Uściślając: chodzi o komunikację poprzez sieć komórkową (technologie typu 3G, LTE, nie WiFi).</text:span></text:p>
      <text:p text:style-name="P32"/>
      <text:p text:style-name="P32"><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DT (co to).</text:span></text:p>
      <text:p text:style-name="P32"/>
      <text:h text:style-name="P62" text:outline-level="2"><text:bookmark-start text:name="__RefHeading__3945_475234545"/>1.1. Cel i zakres pracy<text:bookmark-end text:name="__RefHeading__3945_475234545"/></text:h>
      <text:p text:style-name="P29">Cel pracy:</text:p>
      <text:p text:style-name="P30">[czy poprawić opis żeby lepiej oddawał jak działa? Czy wyjaśnić w innym rozdziale?]</text:p>
      <text:p text:style-name="P28"><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P46"/>
      <text:p text:style-name="P13">Zakres pracy:<text:tab/></text:p>
      <text:list xml:id="list3564995127075217627" text:style-name="WW8Num3">
        <text:list-item>
          <text:p text:style-name="P19">Analiza wpływu aplikacji na zużycie energii</text:p>
        </text:list-item>
        <text:list-item>
          <text:p text:style-name="P19">Implementacja aplikacji bez optymalizacji i z optymalizacją oraz badanie jej wpływu na czas „życia” baterii</text:p>
        </text:list-item>
        <text:list-item>
          <text:p text:style-name="P19">Opracowanie <text:span text:style-name="T9">biblioteki ułatwiającej implementację zoptymalizowanej komunikacji sieciowej</text:span></text:p>
        </text:list-item>
        <text:list-item>
          <text:p text:style-name="P19">Wnioski końcowe</text:p>
          <text:p text:style-name="P19"/>
        </text:list-item>
      </text:list>
      <text:h text:style-name="P36" text:outline-level="2"><text:bookmark-start text:name="__RefHeading__4157_475234545"/>Opisać wątpliwości w opłacalność takiej optymalizacji (najwięcej i tak „je” wyświetlacz).<text:bookmark-end text:name="__RefHeading__4157_475234545"/></text:h>
      <text:h text:style-name="P36" text:outline-level="2"><text:bookmark-start text:name="__RefHeading__4159_475234545"/>Koszty 1MB transferu vs. 1KWh – czyli koszty ekonomiczne odpadają. <text:span text:style-name="T23">Itd.</text:span><text:bookmark-end text:name="__RefHeading__4159_475234545"/></text:h>
      <text:h text:style-name="P62" text:outline-level="2"><text:bookmark-start text:name="__RefHeading__3947_475234545"/>1.2. Opis komunikacji przy pomocy radia w telefonie komórkowym<text:bookmark-end text:name="__RefHeading__3947_475234545"/></text:h>
      <text:p text:style-name="P48"><text:tab/>Sposób pracy radia w telefonie komórkowym można opisać przy pomocy diagramu stanów.<text:line-break/>Jest on zależy od technologii (np. 3G, LTE) oraz wartości przyjętych w zależności od dostawcy (np. Orange, Plus, itd.).</text:p>
      <text:p text:style-name="P48"><text:tab/>Dla trybu 3G możemy wyróżnić (tylko 3G czy np. LTE też?) trzy stany dla radia w telefonie komórkowym:</text:p>
      <text:p text:style-name="P48">[ujednolicić, trzymać się jednej nomenklatury]</text:p>
      <text:list xml:id="list705495130596338262" text:style-name="L3">
        <text:list-item>
          <text:p text:style-name="P49">Pełna moc / prac/ Full Power / DCH; <text:span text:style-name="T22">pełne zużycie mocy; pełna przepustowość,</text:span></text:p>
        </text:list-item>
        <text:list-item>
          <text:p text:style-name="P50">Połowiczna moc / czuwanie / Low Power / FACH; ok 50% zużycie; niska przepustowość,</text:p>
        </text:list-item>
        <text:list-item>
          <text:p text:style-name="P50">Wyłączone / uśpione / Standby / IDLE; brak zużycia, brak przepustowości</text:p>
        </text:list-item>
      </text:list>
      <text:p text:style-name="P51"/>
      <text:h text:style-name="P37" text:outline-level="2"><text:bookmark-start text:name="__RefHeading__4161_475234545"/>[dać obrazek! Coś nie szło!]<text:bookmark-end text:name="__RefHeading__4161_475234545"/></text:h>
      <text:h text:style-name="P35" text:outline-level="2"><text:bookmark-start text:name="__RefHeading__4163_475234545"/><text:span text:style-name="T25">[</text:span><text:a xlink:type="simple" xlink:href="http://developer.android.com/images/efficient-downloads/mobile_radio_state_machine.png"><text:span text:style-name="T25">http://developer.android.com/images/efficient-downloads/mobile_radio_state_machine.png</text:span></text:a><text:span text:style-name="T25"> dostęp z dnia 2016-03-26]</text:span><text:bookmark-end text:name="__RefHeading__4163_475234545"/></text:h>
      <text:h text:style-name="P35" text:outline-level="2"/>
      <text:h text:style-name="P35" text:outline-level="2"><text:bookmark-start text:name="__RefHeading__4165_475234545"/><text:span text:style-name="T25">Przełączenie ze stanu niższego do wyższego (trzeba tłumaczyć?) wiąże się z pewnym opóźnieniem (latencją) wynoszącym dla przejść:<text:line-break/></text:span><text:bookmark-end text:name="__RefHeading__4165_475234545"/></text:h>
      <text:list xml:id="list2937390122567654261" text:style-name="L4">
        <text:list-item>
          <text:h text:style-name="P38" text:outline-level="2"><text:bookmark-start text:name="__RefHeading__4167_475234545"/>Standby → Full Power ~2 sec,<text:bookmark-end text:name="__RefHeading__4167_475234545"/></text:h>
        </text:list-item>
        <text:list-item>
          <text:h text:style-name="P38" text:outline-level="2"><text:bookmark-start text:name="__RefHeading__4169_475234545"/>Low Power → Full Power ~1 – 1,5 sec.<text:bookmark-end text:name="__RefHeading__4169_475234545"/></text:h>
        </text:list-item>
      </text:list>
      <text:h text:style-name="P39" text:outline-level="2"/>
      <text:h text:style-name="P39" text:outline-level="2"><text:bookmark-start text:name="__RefHeading__4171_475234545"/>W związku z tym przełączanie z powrotem do stanu niższego następuje z pewnym opóźnieniem (tail time) wynoszącym odpowiednio:<text:bookmark-end text:name="__RefHeading__4171_475234545"/></text:h>
      <text:h text:style-name="P39" text:outline-level="2"/>
      <text:list xml:id="list7061724430697355873" text:style-name="L5">
        <text:list-item>
          <text:h text:style-name="P40" text:outline-level="2"><text:bookmark-start text:name="__RefHeading__4173_475234545"/>Full Power <text:s/>→ Low Power ~ 5 sec,<text:bookmark-end text:name="__RefHeading__4173_475234545"/></text:h>
        </text:list-item>
        <text:list-item>
          <text:h text:style-name="P40" text:outline-level="2"><text:bookmark-start text:name="__RefHeading__4175_475234545"/>Low Power → Standby ~ 10 – 12 sec<text:bookmark-end text:name="__RefHeading__4175_475234545"/></text:h>
        </text:list-item>
      </text:list>
      <text:h text:style-name="P39" text:outline-level="2"/>
      <text:h text:style-name="P41" text:outline-level="2"><text:bookmark-start text:name="__RefHeading__4177_475234545"/>Opóźnienia te są zależne od użytej technologii (2G, 3G, LTE) oraz operatora.<text:bookmark-end text:name="__RefHeading__4177_475234545"/></text:h>
      <text:h text:style-name="P41" text:outline-level="2"/>
      <text:h text:style-name="P42" text:outline-level="2"><text:bookmark-start text:name="__RefHeading__4179_475234545"/><text:tab/>Technika tam ma na celu zmniejszenie zużycia baterii przy jednoczesnym unikaniu opóźnień związanym z przełączaniem w stan wyższej gotowości radia (radio?). <text:span text:style-name="T26">Może ona jednak prowadzić do niepożądanych sytuacji / wzorców komunikacji.</text:span><text:bookmark-end text:name="__RefHeading__4179_475234545"/></text:h>
      <text:h text:style-name="P42" text:outline-level="2"/>
      <text:h text:style-name="P42" text:outline-level="2"><text:bookmark-start text:name="__RefHeading__4181_475234545"/><text:tab/><text:span text:style-name="T26">Jeśli aplikacja pobiera regularnie dane lub odpytuje serwer o zmiany może to prowadzić do sytuacji gdzie radio nigdy nie przechodzi do stanu czuwania (standby) pomimo niskiego zapotrzebowania na przepustowość.</text:span><text:bookmark-end text:name="__RefHeading__4181_475234545"/></text:h>
      <text:h text:style-name="P42" text:outline-level="2"/>
      <text:h text:style-name="P42" text:outline-level="2"/>
      <text:h text:style-name="P42" text:outline-level="2"><text:bookmark-start text:name="__RefHeading__4183_475234545"/><text:soft-page-break/><text:tab/><text:span text:style-name="T27">Weźmy za przykład następujący scenariusz:</text:span><text:bookmark-end text:name="__RefHeading__4183_475234545"/></text:h>
      <text:h text:style-name="P43"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43" text:outline-level="2"><text:bookmark-start text:name="__RefHeading__4187_475234545"/>[Wykresik!]<text:bookmark-end text:name="__RefHeading__4187_475234545"/></text:h>
      <text:h text:style-name="P43" text:outline-level="2"/>
      <text:h text:style-name="P44" text:outline-level="2"><text:bookmark-start text:name="__RefHeading__4189_475234545"/>Opracowanie / tłumaczenia własne na podstawie <text:a xlink:type="simple" xlink:href="http://developer.android.com/training/efficient-downloads/efficient-network-access.html">http://developer.android.com/training/efficient-downloads/efficient-network-access.html</text:a> dostęp z dnia 2016-03-26.<text:bookmark-end text:name="__RefHeading__4189_475234545"/></text:h>
      <text:h text:style-name="P34" text:outline-level="2"/>
      <text:h text:style-name="P45"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45" text:outline-level="2"/>
      <text:h text:style-name="P64" text:outline-level="2"><text:bookmark-start text:name="__RefHeading__4193_475234545"/>1.3. Techniki optymalizacji <text:span text:style-name="T29">komunikacji sieciowej na urządzeniu mobilnym.</text:span><text:bookmark-end text:name="__RefHeading__4193_475234545"/></text:h>
      <text:p text:style-name="P52"><text:tab/><text:span text:style-name="T28">Nie każdy rodzaj komunikacji sieciowej da się zoptymalizować. Weźmy pod uwagę UX (*). Każdy system informatyczny powinien być responsywny (reakcja na akcję użytkownika w krótkim czasie). Dlatego też każde żądanie zainicjalizowane przez użytkownika powinno być wykonane natychmiastowo. Są także akcje / żądania periodyczne (nie zainicjowane przez użytkownika), które można wykonać w „innym czasie”.</text:span></text:p>
      <text:p text:style-name="P52"><text:tab/><text:span text:style-name="T30">Najprościej będzie jednak przedstawić kilka scenariuszy wraz z przykładami:</text:span></text:p>
      <text:list xml:id="list1637525129576986512" text:style-name="L6">
        <text:list-item>
          <text:p text:style-name="P53">Prefetch – pobieranie zasobów zawczasu. <text:span text:style-name="T31">Jest to sposób na zminimalizowanie następujących po sobie żądań użytkownika. Możemy pobrać wycinek lub całość serwisu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54">Batch – scalanie kilku zapytań w jedno. <text:span text:style-name="T32">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y element musi skutkować komunikacją sieciową. Żeby jednak uniknąć wysyłania danych co „kliknięcie” możemy zbierać informacje odnośnie użycia aplikacji w kolejce i wysyłać je w paczkach,</text:span></text:p>
        </text:list-item>
        <text:list-item>
          <text:p text:style-name="P55">U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33">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56">Cache – zapobieganie ponownemu pobieraniu danych. Aplikacja pobiera dane z serwera 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63" text:outline-level="2"><text:bookmark-start text:name="__RefHeading__4195_475234545"/>1.3. Wątpliwości (?)<text:bookmark-end text:name="__RefHeading__4195_475234545"/></text:h>
      <text:h text:style-name="P61" text:outline-level="2"><text:bookmark-start text:name="__RefHeading__3949_475234545"/>1.<text:span text:style-name="T24">4</text:span>. Sposób przeprowadzenia badań<text:bookmark-end text:name="__RefHeading__3949_475234545"/></text:h>
      <text:p text:style-name="P47"><text:span text:style-name="T21">[</text:span>opisać wszystkie ograniczenia jakie będą poczynione podczas badań]</text:p>
      <text:h text:style-name="P59" text:outline-level="1"><text:bookmark-start text:name="__RefHeading__4071_530245620"/>2. Badanie aplikacji<text:bookmark-end text:name="__RefHeading__4071_530245620"/></text:h>
      <text:h text:style-name="P59" text:outline-level="1"><text:bookmark-start text:name="__RefHeading__4073_530245620"/>3. Implementacja biblioteki<text:bookmark-end text:name="__RefHeading__4073_530245620"/></text:h>
      <text:h text:style-name="P59" text:outline-level="1"><text:bookmark-start text:name="__RefHeading__4075_530245620"/>4. Wnioski<text:bookmark-end text:name="__RefHeading__4075_5302456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Times1" svg:font-family="Times" style:font-family-generic="roman"/>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13</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TualatriX</meta:initial-creator>
    <meta:creation-date>2008-02-15T12:08:28</meta:creation-date>
    <meta:editing-cycles>365</meta:editing-cycles>
    <meta:editing-duration>P2DT11H18M17S</meta:editing-duration>
    <dc:date>2016-03-26T19:55:48.244405759</dc:date>
    <meta:printed-by>M R</meta:printed-by>
    <meta:print-date>2012-09-14T13:32:12.93</meta:print-date>
    <meta:document-statistic meta:table-count="0" meta:image-count="1" meta:object-count="0" meta:page-count="13" meta:paragraph-count="100" meta:word-count="1395" meta:character-count="10022" meta:non-whitespace-character-count="8671"/>
    <meta:user-defined meta:name="Info 1"/>
    <meta:user-defined meta:name="Info 2"/>
    <meta:user-defined meta:name="Info 3"/>
    <meta:user-defined meta:name="Info 4"/>
  </office:meta>
</office:document-meta>
</file>